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laba4_1.xml"/>
  <manifest:file-entry manifest:media-type="text/xml" manifest:full-path="Basic/Standard/laba4_2.xml"/>
  <manifest:file-entry manifest:media-type="text/xml" manifest:full-path="Basic/Standard/script-lb.xml"/>
  <manifest:file-entry manifest:media-type="text/xml" manifest:full-path="Basic/Standard/laba4_3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1" table:number-columns-repeated="2" table:default-cell-style-name="ce1"/>
        <table:table-column table:style-name="co1" table:number-columns-repeated="50" table:default-cell-style-name="Default"/>
        <table:table-row table:style-name="ro1">
          <table:table-cell office:value-type="float" office:value="-1.570796251297">
            <text:p>-1,5707962513</text:p>
          </table:table-cell>
          <table:table-cell office:value-type="float" office:value="-1">
            <text:p>-1</text:p>
          </table:table-cell>
          <table:table-cell table:number-columns-repeated="50"/>
        </table:table-row>
        <table:table-row table:style-name="ro1">
          <table:table-cell office:value-type="float" office:value="-1.50796437263489">
            <text:p>-1,5079643726</text:p>
          </table:table-cell>
          <table:table-cell office:value-type="float" office:value="-0.998026728630066">
            <text:p>-0,9980267286</text:p>
          </table:table-cell>
          <table:table-cell table:number-columns-repeated="47"/>
          <table:table-cell office:value-type="float" office:value="1.44513344764709">
            <text:p>1,4451334476</text:p>
          </table:table-cell>
          <table:table-cell office:value-type="float" office:value="1.5079653263092">
            <text:p>1,5079653263</text:p>
          </table:table-cell>
          <table:table-cell office:value-type="float" office:value="1.57079720497131">
            <text:p>1,570797205</text:p>
          </table:table-cell>
        </table:table-row>
        <table:table-row table:style-name="ro1">
          <table:table-cell office:value-type="float" office:value="-1.44513249397278">
            <text:p>-1,445132494</text:p>
          </table:table-cell>
          <table:table-cell office:value-type="float" office:value="-0.992114663124085">
            <text:p>-0,9921146631</text:p>
          </table:table-cell>
          <table:table-cell table:number-columns-repeated="47"/>
          <table:table-cell office:value-type="float" office:value="-0.984291791915894">
            <text:p>-0,9842917919</text:p>
          </table:table-cell>
          <table:table-cell office:value-type="float" office:value="-0.996057450771332">
            <text:p>-0,996057450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1.38230061531067">
            <text:p>-1,3823006153</text:p>
          </table:table-cell>
          <table:table-cell office:value-type="float" office:value="-0.982287228107452">
            <text:p>-0,9822872281</text:p>
          </table:table-cell>
          <table:table-cell table:number-columns-repeated="50"/>
        </table:table-row>
        <table:table-row table:style-name="ro1">
          <table:table-cell office:value-type="float" office:value="-1.31946873664856">
            <text:p>-1,3194687366</text:p>
          </table:table-cell>
          <table:table-cell office:value-type="float" office:value="-0.968583106994629">
            <text:p>-0,968583107</text:p>
          </table:table-cell>
          <table:table-cell table:number-columns-repeated="50"/>
        </table:table-row>
        <table:table-row table:style-name="ro1">
          <table:table-cell office:value-type="float" office:value="-1.25663685798645">
            <text:p>-1,256636858</text:p>
          </table:table-cell>
          <table:table-cell office:value-type="float" office:value="-0.951056480407715">
            <text:p>-0,9510564804</text:p>
          </table:table-cell>
          <table:table-cell table:number-columns-repeated="50"/>
        </table:table-row>
        <table:table-row table:style-name="ro1">
          <table:table-cell office:value-type="float" office:value="-1.19380497932434">
            <text:p>-1,1938049793</text:p>
          </table:table-cell>
          <table:table-cell office:value-type="float" office:value="-0.929776430130005">
            <text:p>-0,9297764301</text:p>
          </table:table-cell>
          <table:table-cell table:number-columns-repeated="50"/>
        </table:table-row>
        <table:table-row table:style-name="ro1">
          <table:table-cell office:value-type="float" office:value="-1.13097310066223">
            <text:p>-1,1309731007</text:p>
          </table:table-cell>
          <table:table-cell office:value-type="float" office:value="-0.904826939105988">
            <text:p>-0,9048269391</text:p>
          </table:table-cell>
          <table:table-cell table:number-columns-repeated="50"/>
        </table:table-row>
        <table:table-row table:style-name="ro1">
          <table:table-cell office:value-type="float" office:value="-1.06814122200012">
            <text:p>-1,068141222</text:p>
          </table:table-cell>
          <table:table-cell office:value-type="float" office:value="-0.876306533813477">
            <text:p>-0,8763065338</text:p>
          </table:table-cell>
          <table:table-cell table:number-columns-repeated="50"/>
        </table:table-row>
        <table:table-row table:style-name="ro1">
          <table:table-cell office:value-type="float" office:value="-1.00530934333801">
            <text:p>-1,0053093433</text:p>
          </table:table-cell>
          <table:table-cell office:value-type="float" office:value="-0.844327747821808">
            <text:p>-0,8443277478</text:p>
          </table:table-cell>
          <table:table-cell table:number-columns-repeated="50"/>
        </table:table-row>
        <table:table-row table:style-name="ro1">
          <table:table-cell office:value-type="float" office:value="-0.942477464675903">
            <text:p>-0,9424774647</text:p>
          </table:table-cell>
          <table:table-cell office:value-type="float" office:value="-0.809016823768616">
            <text:p>-0,8090168238</text:p>
          </table:table-cell>
          <table:table-cell table:number-columns-repeated="50"/>
        </table:table-row>
        <table:table-row table:style-name="ro1">
          <table:table-cell office:value-type="float" office:value="-0.879645586013794">
            <text:p>-0,879645586</text:p>
          </table:table-cell>
          <table:table-cell office:value-type="float" office:value="-0.770512998104095">
            <text:p>-0,7705129981</text:p>
          </table:table-cell>
          <table:table-cell table:number-columns-repeated="50"/>
        </table:table-row>
        <table:table-row table:style-name="ro1">
          <table:table-cell office:value-type="float" office:value="-0.816813707351685">
            <text:p>-0,8168137074</text:p>
          </table:table-cell>
          <table:table-cell office:value-type="float" office:value="-0.728968381881714">
            <text:p>-0,7289683819</text:p>
          </table:table-cell>
          <table:table-cell table:number-columns-repeated="50"/>
        </table:table-row>
        <table:table-row table:style-name="ro1">
          <table:table-cell office:value-type="float" office:value="-0.753981828689575">
            <text:p>-0,7539818287</text:p>
          </table:table-cell>
          <table:table-cell office:value-type="float" office:value="-0.684546828269959">
            <text:p>-0,6845468283</text:p>
          </table:table-cell>
          <table:table-cell table:number-columns-repeated="50"/>
        </table:table-row>
        <table:table-row table:style-name="ro1">
          <table:table-cell office:value-type="float" office:value="-0.691149950027466">
            <text:p>-0,69114995</text:p>
          </table:table-cell>
          <table:table-cell office:value-type="float" office:value="-0.637423634529114">
            <text:p>-0,6374236345</text:p>
          </table:table-cell>
          <table:table-cell table:number-columns-repeated="50"/>
        </table:table-row>
        <table:table-row table:style-name="ro1">
          <table:table-cell office:value-type="float" office:value="-0.628318071365356">
            <text:p>-0,6283180714</text:p>
          </table:table-cell>
          <table:table-cell office:value-type="float" office:value="-0.587784886360168">
            <text:p>-0,5877848864</text:p>
          </table:table-cell>
          <table:table-cell table:number-columns-repeated="50"/>
        </table:table-row>
        <table:table-row table:style-name="ro1">
          <table:table-cell office:value-type="float" office:value="-0.565486192703247">
            <text:p>-0,5654861927</text:p>
          </table:table-cell>
          <table:table-cell office:value-type="float" office:value="-0.53582638502121">
            <text:p>-0,535826385</text:p>
          </table:table-cell>
          <table:table-cell table:number-columns-repeated="50"/>
        </table:table-row>
        <table:table-row table:style-name="ro1">
          <table:table-cell office:value-type="float" office:value="-0.502654314041138">
            <text:p>-0,502654314</text:p>
          </table:table-cell>
          <table:table-cell office:value-type="float" office:value="-0.48175323009491">
            <text:p>-0,4817532301</text:p>
          </table:table-cell>
          <table:table-cell table:number-columns-repeated="50"/>
        </table:table-row>
        <table:table-row table:style-name="ro1">
          <table:table-cell office:value-type="float" office:value="-0.439822465181351">
            <text:p>-0,4398224652</text:p>
          </table:table-cell>
          <table:table-cell office:value-type="float" office:value="-0.425778836011887">
            <text:p>-0,425778836</text:p>
          </table:table-cell>
          <table:table-cell table:number-columns-repeated="50"/>
        </table:table-row>
        <table:table-row table:style-name="ro1">
          <table:table-cell office:value-type="float" office:value="-0.376990616321564">
            <text:p>-0,3769906163</text:p>
          </table:table-cell>
          <table:table-cell office:value-type="float" office:value="-0.368124097585678">
            <text:p>-0,3681240976</text:p>
          </table:table-cell>
          <table:table-cell table:number-columns-repeated="50"/>
        </table:table-row>
        <table:table-row table:style-name="ro1">
          <table:table-cell office:value-type="float" office:value="-0.314158767461777">
            <text:p>-0,3141587675</text:p>
          </table:table-cell>
          <table:table-cell office:value-type="float" office:value="-0.309016525745392">
            <text:p>-0,3090165257</text:p>
          </table:table-cell>
          <table:table-cell table:number-columns-repeated="50"/>
        </table:table-row>
        <table:table-row table:style-name="ro1">
          <table:table-cell office:value-type="float" office:value="-0.25132691860199">
            <text:p>-0,2513269186</text:p>
          </table:table-cell>
          <table:table-cell office:value-type="float" office:value="-0.248689413070679">
            <text:p>-0,2486894131</text:p>
          </table:table-cell>
          <table:table-cell table:number-columns-repeated="50"/>
        </table:table-row>
        <table:table-row table:style-name="ro1">
          <table:table-cell office:value-type="float" office:value="-0.188495069742203">
            <text:p>-0,1884950697</text:p>
          </table:table-cell>
          <table:table-cell office:value-type="float" office:value="-0.187380835413933">
            <text:p>-0,1873808354</text:p>
          </table:table-cell>
          <table:table-cell table:number-columns-repeated="50"/>
        </table:table-row>
        <table:table-row table:style-name="ro1">
          <table:table-cell office:value-type="float" office:value="-0.125663220882416">
            <text:p>-0,1256632209</text:p>
          </table:table-cell>
          <table:table-cell office:value-type="float" office:value="-0.12533275783062">
            <text:p>-0,1253327578</text:p>
          </table:table-cell>
          <table:table-cell table:number-columns-repeated="50"/>
        </table:table-row>
        <table:table-row table:style-name="ro1">
          <table:table-cell office:value-type="float" office:value="-0.0628313720226288">
            <text:p>-0,062831372</text:p>
          </table:table-cell>
          <table:table-cell office:value-type="float" office:value="-0.0627900362014771">
            <text:p>-0,0627900362</text:p>
          </table:table-cell>
          <table:table-cell table:number-columns-repeated="50"/>
        </table:table-row>
        <table:table-row table:style-name="ro1">
          <table:table-cell office:value-type="float" office:value="0.000000476837158203125">
            <text:p>4,76837158203125E-007</text:p>
          </table:table-cell>
          <table:table-cell office:value-type="float" office:value="-0.000000000000227373675443232">
            <text:p>-2,27373675443232E-013</text:p>
          </table:table-cell>
          <table:table-cell table:number-columns-repeated="50"/>
        </table:table-row>
        <table:table-row table:style-name="ro1">
          <table:table-cell office:value-type="float" office:value="0.0628323256969452">
            <text:p>0,0628323257</text:p>
          </table:table-cell>
          <table:table-cell office:value-type="float" office:value="-0.00394270848482847">
            <text:p>-0,0039427085</text:p>
          </table:table-cell>
          <table:table-cell table:number-columns-repeated="50"/>
        </table:table-row>
        <table:table-row table:style-name="ro1">
          <table:table-cell office:value-type="float" office:value="0.125664174556732">
            <text:p>0,1256641746</text:p>
          </table:table-cell>
          <table:table-cell office:value-type="float" office:value="-0.0157085359096527">
            <text:p>-0,0157085359</text:p>
          </table:table-cell>
          <table:table-cell table:number-columns-repeated="50"/>
        </table:table-row>
        <table:table-row table:style-name="ro1">
          <table:table-cell office:value-type="float" office:value="0.188496023416519">
            <text:p>0,1884960234</text:p>
          </table:table-cell>
          <table:table-cell office:value-type="float" office:value="-0.0351119264960289">
            <text:p>-0,0351119265</text:p>
          </table:table-cell>
          <table:table-cell table:number-columns-repeated="50"/>
        </table:table-row>
        <table:table-row table:style-name="ro1">
          <table:table-cell office:value-type="float" office:value="0.251327872276306">
            <text:p>0,2513278723</text:p>
          </table:table-cell>
          <table:table-cell office:value-type="float" office:value="-0.0618468821048737">
            <text:p>-0,0618468821</text:p>
          </table:table-cell>
          <table:table-cell table:number-columns-repeated="50"/>
        </table:table-row>
        <table:table-row table:style-name="ro1">
          <table:table-cell office:value-type="float" office:value="0.314159721136093">
            <text:p>0,3141597211</text:p>
          </table:table-cell>
          <table:table-cell office:value-type="float" office:value="-0.0954917743802071">
            <text:p>-0,0954917744</text:p>
          </table:table-cell>
          <table:table-cell table:number-columns-repeated="50"/>
        </table:table-row>
        <table:table-row table:style-name="ro1">
          <table:table-cell office:value-type="float" office:value="0.37699156999588">
            <text:p>0,37699157</text:p>
          </table:table-cell>
          <table:table-cell office:value-type="float" office:value="-0.135516002774239">
            <text:p>-0,1355160028</text:p>
          </table:table-cell>
          <table:table-cell/>
          <table:table-cell>
            <draw:frame table:end-cell-address="Лист2.K52" table:end-x="1.478cm" table:end-y="0.213cm" draw:z-index="0" draw:style-name="gr1" draw:text-style-name="P1" svg:width="16.002cm" svg:height="9.006cm" svg:x="1.283cm" svg:y="0.239cm">
              <draw:object draw:notify-on-update-of-ranges="Лист2.A1:Лист2.A51 Лист2.B1:Лист2.B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"/>
        </table:table-row>
        <table:table-row table:style-name="ro1">
          <table:table-cell office:value-type="float" office:value="0.439823418855667">
            <text:p>0,4398234189</text:p>
          </table:table-cell>
          <table:table-cell office:value-type="float" office:value="-0.181288346648216">
            <text:p>-0,1812883466</text:p>
          </table:table-cell>
          <table:table-cell table:number-columns-repeated="50"/>
        </table:table-row>
        <table:table-row table:style-name="ro1">
          <table:table-cell office:value-type="float" office:value="0.502655267715454">
            <text:p>0,5026552677</text:p>
          </table:table-cell>
          <table:table-cell office:value-type="float" office:value="-0.232086971402168">
            <text:p>-0,2320869714</text:p>
          </table:table-cell>
          <table:table-cell table:number-columns-repeated="50"/>
        </table:table-row>
        <table:table-row table:style-name="ro1">
          <table:table-cell office:value-type="float" office:value="0.565487146377564">
            <text:p>0,5654871464</text:p>
          </table:table-cell>
          <table:table-cell office:value-type="float" office:value="-0.287110775709152">
            <text:p>-0,2871107757</text:p>
          </table:table-cell>
          <table:table-cell table:number-columns-repeated="50"/>
        </table:table-row>
        <table:table-row table:style-name="ro1">
          <table:table-cell office:value-type="float" office:value="0.628319025039673">
            <text:p>0,628319025</text:p>
          </table:table-cell>
          <table:table-cell office:value-type="float" office:value="-0.345491975545883">
            <text:p>-0,3454919755</text:p>
          </table:table-cell>
          <table:table-cell table:number-columns-repeated="50"/>
        </table:table-row>
        <table:table-row table:style-name="ro1">
          <table:table-cell office:value-type="float" office:value="0.691150903701782">
            <text:p>0,6911509037</text:p>
          </table:table-cell>
          <table:table-cell office:value-type="float" office:value="-0.406309843063355">
            <text:p>-0,4063098431</text:p>
          </table:table-cell>
          <table:table-cell table:number-columns-repeated="50"/>
        </table:table-row>
        <table:table-row table:style-name="ro1">
          <table:table-cell office:value-type="float" office:value="0.753982782363892">
            <text:p>0,7539827824</text:p>
          </table:table-cell>
          <table:table-cell office:value-type="float" office:value="-0.468605279922485">
            <text:p>-0,4686052799</text:p>
          </table:table-cell>
          <table:table-cell table:number-columns-repeated="50"/>
        </table:table-row>
        <table:table-row table:style-name="ro1">
          <table:table-cell office:value-type="float" office:value="0.816814661026001">
            <text:p>0,816814661</text:p>
          </table:table-cell>
          <table:table-cell office:value-type="float" office:value="-0.531395852565765">
            <text:p>-0,5313958526</text:p>
          </table:table-cell>
          <table:table-cell table:number-columns-repeated="50"/>
        </table:table-row>
        <table:table-row table:style-name="ro1">
          <table:table-cell office:value-type="float" office:value="0.87964653968811">
            <text:p>0,8796465397</text:p>
          </table:table-cell>
          <table:table-cell office:value-type="float" office:value="-0.593691229820251">
            <text:p>-0,5936912298</text:p>
          </table:table-cell>
          <table:table-cell table:number-columns-repeated="50"/>
        </table:table-row>
        <table:table-row table:style-name="ro1">
          <table:table-cell office:value-type="float" office:value="0.94247841835022">
            <text:p>0,9424784184</text:p>
          </table:table-cell>
          <table:table-cell office:value-type="float" office:value="-0.6545090675354">
            <text:p>-0,6545090675</text:p>
          </table:table-cell>
          <table:table-cell table:number-columns-repeated="50"/>
        </table:table-row>
        <table:table-row table:style-name="ro1">
          <table:table-cell office:value-type="float" office:value="1.00531029701233">
            <text:p>1,005310297</text:p>
          </table:table-cell>
          <table:table-cell office:value-type="float" office:value="-0.712890207767487">
            <text:p>-0,7128902078</text:p>
          </table:table-cell>
          <table:table-cell table:number-columns-repeated="50"/>
        </table:table-row>
        <table:table-row table:style-name="ro1">
          <table:table-cell office:value-type="float" office:value="1.06814217567444">
            <text:p>1,0681421757</text:p>
          </table:table-cell>
          <table:table-cell office:value-type="float" office:value="-0.767913937568665">
            <text:p>-0,7679139376</text:p>
          </table:table-cell>
          <table:table-cell table:number-columns-repeated="50"/>
        </table:table-row>
        <table:table-row table:style-name="ro1">
          <table:table-cell office:value-type="float" office:value="1.13097405433655">
            <text:p>1,1309740543</text:p>
          </table:table-cell>
          <table:table-cell office:value-type="float" office:value="-0.818712532520294">
            <text:p>-0,8187125325</text:p>
          </table:table-cell>
          <table:table-cell table:number-columns-repeated="50"/>
        </table:table-row>
        <table:table-row table:style-name="ro1">
          <table:table-cell office:value-type="float" office:value="1.19380593299866">
            <text:p>1,193805933</text:p>
          </table:table-cell>
          <table:table-cell office:value-type="float" office:value="-0.864484786987305">
            <text:p>-0,864484787</text:p>
          </table:table-cell>
          <table:table-cell table:number-columns-repeated="50"/>
        </table:table-row>
        <table:table-row table:style-name="ro1">
          <table:table-cell office:value-type="float" office:value="1.25663781166077">
            <text:p>1,2566378117</text:p>
          </table:table-cell>
          <table:table-cell office:value-type="float" office:value="-0.904508948326111">
            <text:p>-0,9045089483</text:p>
          </table:table-cell>
          <table:table-cell table:number-columns-repeated="50"/>
        </table:table-row>
        <table:table-row table:style-name="ro1">
          <table:table-cell office:value-type="float" office:value="1.31946969032288">
            <text:p>1,3194696903</text:p>
          </table:table-cell>
          <table:table-cell office:value-type="float" office:value="-0.938153684139252">
            <text:p>-0,9381536841</text:p>
          </table:table-cell>
          <table:table-cell table:number-columns-repeated="50"/>
        </table:table-row>
        <table:table-row table:style-name="ro1">
          <table:table-cell office:value-type="float" office:value="1.38230156898499">
            <text:p>1,382301569</text:p>
          </table:table-cell>
          <table:table-cell office:value-type="float" office:value="-0.964888513088226">
            <text:p>-0,9648885131</text:p>
          </table:table-cell>
          <table:table-cell table:number-columns-repeated="50"/>
        </table:table-row>
        <table:table-row table:style-name="ro1">
          <table:table-cell office:value-type="float" office:value="1.44513344764709">
            <text:p>1,4451334476</text:p>
          </table:table-cell>
          <table:table-cell office:value-type="float" office:value="-0.984291791915894">
            <text:p>-0,9842917919</text:p>
          </table:table-cell>
          <table:table-cell table:number-columns-repeated="50"/>
        </table:table-row>
        <table:table-row table:style-name="ro1">
          <table:table-cell office:value-type="float" office:value="1.5079653263092">
            <text:p>1,5079653263</text:p>
          </table:table-cell>
          <table:table-cell office:value-type="float" office:value="-0.996057450771332">
            <text:p>-0,9960574508</text:p>
          </table:table-cell>
          <table:table-cell table:number-columns-repeated="50"/>
        </table:table-row>
        <table:table-row table:style-name="ro1">
          <table:table-cell office:value-type="float" office:value="1.57079720497131">
            <text:p>1,570797205</text:p>
          </table:table-cell>
          <table:table-cell office:value-type="float" office:value="-1">
            <text:p>-1</text:p>
          </table:table-cell>
          <table:table-cell table:number-columns-repeated="50"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17.11.2021</text:date>, <text:time>18:05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09:53:59.56</meta:creation-date>
    <meta:generator>OpenOffice/4.1.11$Win32 OpenOffice.org_project/4111m1$Build-9808</meta:generator>
    <dc:date>2021-11-17T18:05:43.68</dc:date>
    <meta:editing-duration>PT4H25M10S</meta:editing-duration>
    <meta:editing-cycles>20</meta:editing-cycles>
    <meta:document-statistic meta:table-count="3" meta:cell-count="108" meta:object-count="1"/>
  </office:meta>
</office:document-meta>
</file>

<file path=Basic/Standard/laba4_1.xml><?xml version="1.0" encoding="utf-8"?>
<!DOCTYPE module  PUBLIC '-//OpenOffice.org//DTD OfficeDocument 1.0//EN'  'module.dtd'>
<script:module xmlns:script="http://openoffice.org/2000/script" script:name="laba4_1" script:language="StarBasic">Sub lab4_1() 
Dim a As Single, b As Single, y1 As Currency, y2 As Currency 
Dim y3 As Currency, y As Currency 
Const pi As Single = 3.14
a=3.0 
b=0.151 
y1 = (1-cos(b/a*pi)^2)
y2 = 0.5*exp(b)
y3 = 0.312*exp(a)
y = (y1)/(y2 + y3)
MsgBox "y1=" &amp; y1 &amp; vbCrLf &amp; " y2=" &amp; y2 &amp; _ 
vbCrLf &amp; " y3=" &amp; y3 &amp; vbCrLf 
MsgBox "y=" &amp; y 
End Sub
</script:module>
</file>

<file path=Basic/Standard/laba4_2.xml><?xml version="1.0" encoding="utf-8"?>
<!DOCTYPE module  PUBLIC '-//OpenOffice.org//DTD OfficeDocument 1.0//EN'  'module.dtd'>
<script:module xmlns:script="http://openoffice.org/2000/script" script:name="laba4_2" script:language="StarBasic">Sub lab4_2() 
Const pi! = 3.1415926, n% = 51 
Dim a!, b!, t!, dt!, f!, i% 
a = -pi/2: b = pi/2: dt = (b - a) / (n - 1) 
t = a 
oDoc=ThisComponent          ' Обращение к Текущему Открытому Документу
oSheet = oDoc.sheets(1)     ' Обращение к № Листа Текущего Документа (Индекс 0 это первый Лист,Индекс 1 это Второй Лист и т.д)
  For i = 1 To n Step 1 
    If (t &lt;= 0) Then: f = Sin(t) 
    Else: f = -(Sin(t)^2) 

    End If 
  oCell = oSheet.getCellByPosition (0, i-1) ' Обращение к Ячейке на Листе   (первый индекс Столбец , второй индекс Строка) - Позицирование
  oCell.Value = t                           ' Присвоение Ячейке значения  числа i
  oCell = oSheet.getCellByPosition (1, i-1) ' Обращение к Ячейке на Листе   (первый индекс Столбец , второй индекс Строка) - Позицирование
  oCell.Value = f                           ' Присвоение Ячейке значения  числа i 
  t = t + dt 
  Next i 
End Sub
</script:module>
</file>

<file path=Basic/Standard/laba4_3.xml><?xml version="1.0" encoding="utf-8"?>
<!DOCTYPE module  PUBLIC '-//OpenOffice.org//DTD OfficeDocument 1.0//EN'  'module.dtd'>
<script:module xmlns:script="http://openoffice.org/2000/script" script:name="laba4_3" script:language="StarBasic">Sub lab4_3() 
Dim p!, m!, s!, f!, n&amp;, i%, j% 
Const z% = 5, q% = 2, eps!=0.01 
i = 1: p = 1 
m = 1: s = 0 
Do While Abs(m) &gt; eps 
   s = s + m: i = i + 1 
   p = p * z * Log(q) 
      n = 1           
      For j = 1 To i - 1 
      n = n * j 

      Next j 
   m = p / n 
Loop
f = Abs((s/(s - 1/s)) 
MsgBox "s=" &amp; s &amp; vbCrLf &amp; " i=" &amp; i &amp; vbCrLf &amp; " F(x)=" &amp; f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ba4_1"/>
  <library:element library:name="laba4_3"/>
  <library:element library:name="laba4_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plot-area chart:style-name="ch2" table:cell-range-address="Лист2.A1:Лист2.B51" svg:x="1.358cm" svg:y="0.855cm" svg:width="14.005cm" svg:height="6.964cm">
          <chartooo:coordinate-region svg:x="1.504cm" svg:y="1.067cm" svg:width="13.765cm" svg:height="6.54cm"/>
          <chart:axis chart:dimension="x" chart:name="primary-x" chart:style-name="ch3">
            <chart:title svg:x="8.263cm" svg:y="8cm" chart:style-name="ch4">
              <text:p>t</text:p>
            </chart:title>
            <chart:grid chart:style-name="ch5" chart:class="major"/>
          </chart:axis>
          <chart:axis chart:dimension="y" chart:name="primary-y" chart:style-name="ch3">
            <chart:title svg:x="0.451cm" svg:y="4.632cm" chart:style-name="ch6">
              <text:p>F(t)</text:p>
            </chart:title>
            <chart:grid chart:style-name="ch5" chart:class="major"/>
          </chart:axis>
          <chart:series chart:style-name="ch7" chart:values-cell-range-address="Лист2.B1:Лист2.B51" chart:class="chart:scatter">
            <chart:domain table:cell-range-address="Лист2.A1:Лист2.A51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70796251297">
                <text:p>-1.570796251297</text:p>
                <draw:g>
                  <svg:desc>Лист2.A1:Лист2.A51</svg:desc>
                </draw:g>
              </table:table-cell>
              <table:table-cell office:value-type="float" office:value="-1">
                <text:p>-1</text:p>
                <draw:g>
                  <svg:desc>Лист2.B1:Лист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0796437263489">
                <text:p>-1.50796437263489</text:p>
              </table:table-cell>
              <table:table-cell office:value-type="float" office:value="-0.998026728630066">
                <text:p>-0.998026728630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4513249397278">
                <text:p>-1.44513249397278</text:p>
              </table:table-cell>
              <table:table-cell office:value-type="float" office:value="-0.992114663124085">
                <text:p>-0.992114663124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8230061531067">
                <text:p>-1.38230061531067</text:p>
              </table:table-cell>
              <table:table-cell office:value-type="float" office:value="-0.982287228107452">
                <text:p>-0.982287228107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1946873664856">
                <text:p>-1.31946873664856</text:p>
              </table:table-cell>
              <table:table-cell office:value-type="float" office:value="-0.968583106994629">
                <text:p>-0.968583106994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663685798645">
                <text:p>-1.25663685798645</text:p>
              </table:table-cell>
              <table:table-cell office:value-type="float" office:value="-0.951056480407715">
                <text:p>-0.951056480407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9380497932434">
                <text:p>-1.19380497932434</text:p>
              </table:table-cell>
              <table:table-cell office:value-type="float" office:value="-0.929776430130005">
                <text:p>-0.92977643013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3097310066223">
                <text:p>-1.13097310066223</text:p>
              </table:table-cell>
              <table:table-cell office:value-type="float" office:value="-0.904826939105988">
                <text:p>-0.904826939105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06814122200012">
                <text:p>-1.06814122200012</text:p>
              </table:table-cell>
              <table:table-cell office:value-type="float" office:value="-0.876306533813477">
                <text:p>-0.876306533813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0530934333801">
                <text:p>-1.00530934333801</text:p>
              </table:table-cell>
              <table:table-cell office:value-type="float" office:value="-0.844327747821808">
                <text:p>-0.844327747821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42477464675903">
                <text:p>-0.942477464675903</text:p>
              </table:table-cell>
              <table:table-cell office:value-type="float" office:value="-0.809016823768616">
                <text:p>-0.809016823768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79645586013794">
                <text:p>-0.879645586013794</text:p>
              </table:table-cell>
              <table:table-cell office:value-type="float" office:value="-0.770512998104095">
                <text:p>-0.770512998104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16813707351685">
                <text:p>-0.816813707351685</text:p>
              </table:table-cell>
              <table:table-cell office:value-type="float" office:value="-0.728968381881714">
                <text:p>-0.728968381881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53981828689575">
                <text:p>-0.753981828689575</text:p>
              </table:table-cell>
              <table:table-cell office:value-type="float" office:value="-0.684546828269959">
                <text:p>-0.684546828269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91149950027466">
                <text:p>-0.691149950027466</text:p>
              </table:table-cell>
              <table:table-cell office:value-type="float" office:value="-0.637423634529114">
                <text:p>-0.637423634529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28318071365356">
                <text:p>-0.628318071365356</text:p>
              </table:table-cell>
              <table:table-cell office:value-type="float" office:value="-0.587784886360168">
                <text:p>-0.5877848863601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65486192703247">
                <text:p>-0.565486192703247</text:p>
              </table:table-cell>
              <table:table-cell office:value-type="float" office:value="-0.53582638502121">
                <text:p>-0.53582638502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02654314041138">
                <text:p>-0.502654314041138</text:p>
              </table:table-cell>
              <table:table-cell office:value-type="float" office:value="-0.48175323009491">
                <text:p>-0.48175323009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39822465181351">
                <text:p>-0.439822465181351</text:p>
              </table:table-cell>
              <table:table-cell office:value-type="float" office:value="-0.425778836011887">
                <text:p>-0.425778836011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76990616321564">
                <text:p>-0.376990616321564</text:p>
              </table:table-cell>
              <table:table-cell office:value-type="float" office:value="-0.368124097585678">
                <text:p>-0.368124097585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14158767461777">
                <text:p>-0.314158767461777</text:p>
              </table:table-cell>
              <table:table-cell office:value-type="float" office:value="-0.309016525745392">
                <text:p>-0.3090165257453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5132691860199">
                <text:p>-0.25132691860199</text:p>
              </table:table-cell>
              <table:table-cell office:value-type="float" office:value="-0.248689413070679">
                <text:p>-0.248689413070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88495069742203">
                <text:p>-0.188495069742203</text:p>
              </table:table-cell>
              <table:table-cell office:value-type="float" office:value="-0.187380835413933">
                <text:p>-0.187380835413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25663220882416">
                <text:p>-0.125663220882416</text:p>
              </table:table-cell>
              <table:table-cell office:value-type="float" office:value="-0.12533275783062">
                <text:p>-0.12533275783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28313720226288">
                <text:p>-0.0628313720226288</text:p>
              </table:table-cell>
              <table:table-cell office:value-type="float" office:value="-0.0627900362014771">
                <text:p>-0.06279003620147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476837158203125">
                <text:p>0.000000476837158203125</text:p>
              </table:table-cell>
              <table:table-cell office:value-type="float" office:value="-0.000000000000227373675443232">
                <text:p>-0.0000000000002273736754432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28323256969452">
                <text:p>0.0628323256969452</text:p>
              </table:table-cell>
              <table:table-cell office:value-type="float" office:value="-0.00394270848482847">
                <text:p>-0.003942708484828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664174556732">
                <text:p>0.125664174556732</text:p>
              </table:table-cell>
              <table:table-cell office:value-type="float" office:value="-0.0157085359096527">
                <text:p>-0.0157085359096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8496023416519">
                <text:p>0.188496023416519</text:p>
              </table:table-cell>
              <table:table-cell office:value-type="float" office:value="-0.0351119264960289">
                <text:p>-0.03511192649602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1327872276306">
                <text:p>0.251327872276306</text:p>
              </table:table-cell>
              <table:table-cell office:value-type="float" office:value="-0.0618468821048737">
                <text:p>-0.0618468821048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4159721136093">
                <text:p>0.314159721136093</text:p>
              </table:table-cell>
              <table:table-cell office:value-type="float" office:value="-0.0954917743802071">
                <text:p>-0.0954917743802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699156999588">
                <text:p>0.37699156999588</text:p>
              </table:table-cell>
              <table:table-cell office:value-type="float" office:value="-0.135516002774239">
                <text:p>-0.135516002774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9823418855667">
                <text:p>0.439823418855667</text:p>
              </table:table-cell>
              <table:table-cell office:value-type="float" office:value="-0.181288346648216">
                <text:p>-0.181288346648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2655267715454">
                <text:p>0.502655267715454</text:p>
              </table:table-cell>
              <table:table-cell office:value-type="float" office:value="-0.232086971402168">
                <text:p>-0.232086971402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5487146377564">
                <text:p>0.565487146377564</text:p>
              </table:table-cell>
              <table:table-cell office:value-type="float" office:value="-0.287110775709152">
                <text:p>-0.287110775709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28319025039673">
                <text:p>0.628319025039673</text:p>
              </table:table-cell>
              <table:table-cell office:value-type="float" office:value="-0.345491975545883">
                <text:p>-0.3454919755458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1150903701782">
                <text:p>0.691150903701782</text:p>
              </table:table-cell>
              <table:table-cell office:value-type="float" office:value="-0.406309843063355">
                <text:p>-0.4063098430633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3982782363892">
                <text:p>0.753982782363892</text:p>
              </table:table-cell>
              <table:table-cell office:value-type="float" office:value="-0.468605279922485">
                <text:p>-0.4686052799224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16814661026001">
                <text:p>0.816814661026001</text:p>
              </table:table-cell>
              <table:table-cell office:value-type="float" office:value="-0.531395852565765">
                <text:p>-0.531395852565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964653968811">
                <text:p>0.87964653968811</text:p>
              </table:table-cell>
              <table:table-cell office:value-type="float" office:value="-0.593691229820251">
                <text:p>-0.593691229820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4247841835022">
                <text:p>0.94247841835022</text:p>
              </table:table-cell>
              <table:table-cell office:value-type="float" office:value="-0.6545090675354">
                <text:p>-0.6545090675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531029701233">
                <text:p>1.00531029701233</text:p>
              </table:table-cell>
              <table:table-cell office:value-type="float" office:value="-0.712890207767487">
                <text:p>-0.7128902077674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6814217567444">
                <text:p>1.06814217567444</text:p>
              </table:table-cell>
              <table:table-cell office:value-type="float" office:value="-0.767913937568665">
                <text:p>-0.7679139375686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3097405433655">
                <text:p>1.13097405433655</text:p>
              </table:table-cell>
              <table:table-cell office:value-type="float" office:value="-0.818712532520294">
                <text:p>-0.8187125325202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9380593299866">
                <text:p>1.19380593299866</text:p>
              </table:table-cell>
              <table:table-cell office:value-type="float" office:value="-0.864484786987305">
                <text:p>-0.864484786987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663781166077">
                <text:p>1.25663781166077</text:p>
              </table:table-cell>
              <table:table-cell office:value-type="float" office:value="-0.904508948326111">
                <text:p>-0.904508948326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1946969032288">
                <text:p>1.31946969032288</text:p>
              </table:table-cell>
              <table:table-cell office:value-type="float" office:value="-0.938153684139252">
                <text:p>-0.9381536841392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8230156898499">
                <text:p>1.38230156898499</text:p>
              </table:table-cell>
              <table:table-cell office:value-type="float" office:value="-0.964888513088226">
                <text:p>-0.96488851308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4513344764709">
                <text:p>1.44513344764709</text:p>
              </table:table-cell>
              <table:table-cell office:value-type="float" office:value="-0.984291791915894">
                <text:p>-0.984291791915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079653263092">
                <text:p>1.5079653263092</text:p>
              </table:table-cell>
              <table:table-cell office:value-type="float" office:value="-0.996057450771332">
                <text:p>-0.9960574507713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079720497131">
                <text:p>1.5707972049713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